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1.8pt"/>
    </style:style>
    <style:style style:name="co3" style:family="table-column">
      <style:table-column-properties fo:break-before="auto" style:column-width="10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People</text:p>
          </table:table-cell>
          <table:table-cell table:number-columns-repeated="4"/>
        </table:table-row>
        <table:table-row table:style-name="ro1" table:number-rows-repeated="39">
          <table:table-cell table:number-columns-repeated="6"/>
        </table:table-row>
        <table:table-row table:style-name="ro1">
          <table:table-cell/>
          <table:table-cell office:value-type="string" calcext:value-type="string">
            <text:p>People (num of handshakes +1) </text:p>
          </table:table-cell>
          <table:table-cell office:value-type="string" calcext:value-type="string">
            <text:p>Fried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7,53 bln ^(1/9) = 12,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7,53 bln ^(1/8) = 17,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,53 bln ^(1/7) = 25,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7,53 bln ^(1/6) = 44,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7,53 bln ^(1/5) = 94,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7,53 bln ^(¼) = 294,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Handshakes</text:p>
          </table:table-cell>
          <table:table-cell table:style-name="ce1" office:value-type="string" calcext:value-type="string">
            <text:p>Friends needed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,5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7,2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5,7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44,2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94,4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94,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13:04.716272434</meta:creation-date>
    <dc:date>2019-01-25T15:56:58.668143034</dc:date>
    <meta:editing-duration>PT23M33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